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Parameter</text:p>
          </table:table-cell>
          <table:table-cell office:value-type="string">
            <text:p>Value</text:p>
          </table:table-cell>
          <table:table-cell office:value-type="string">
            <text:p>.data/bss</text:p>
          </table:table-cell>
          <table:table-cell office:value-type="string">
            <text:p>heap</text:p>
          </table:table-cell>
          <table:table-cell office:value-type="string">
            <text:p>stack</text:p>
          </table:table-cell>
        </table:table-row>
        <table:table-row table:style-name="ro1">
          <table:table-cell office:value-type="string">
            <text:p>ALIAS_POOL_SIZE</text:p>
          </table:table-cell>
          <table:table-cell office:value-type="float" office:value="2">
            <text:p>2</text:p>
          </table:table-cell>
          <table:table-cell table:formula="of:=[Alias.B4]*[.$B$2]" office:value-type="float" office:value="0">
            <text:p>0</text:p>
          </table:table-cell>
          <table:table-cell table:formula="of:=[Alias.C4]*[.$B$2]" office:value-type="float" office:value="24">
            <text:p>24</text:p>
          </table:table-cell>
          <table:table-cell table:formula="of:=[Alias.D4]*[.$B$2]" office:value-type="float" office:value="0">
            <text:p>0</text:p>
          </table:table-cell>
        </table:table-row>
        <table:table-row table:style-name="ro1">
          <table:table-cell office:value-type="string">
            <text:p>DOWNSTREAM_ALIAS_CACHE_SIZE</text:p>
          </table:table-cell>
          <table:table-cell office:value-type="float" office:value="2">
            <text:p>2</text:p>
          </table:table-cell>
          <table:table-cell table:formula="of:=[Alias.B$2]+([Alias.B$3]*[.$B3])" office:value-type="float" office:value="0">
            <text:p>0</text:p>
          </table:table-cell>
          <table:table-cell table:formula="of:=[Alias.C$2]+([Alias.C$3]*[.$B3])" office:value-type="float" office:value="64">
            <text:p>64</text:p>
          </table:table-cell>
          <table:table-cell table:formula="of:=[Alias.D$2]+([Alias.D$3]*[.$B3])" office:value-type="float" office:value="0">
            <text:p>0</text:p>
          </table:table-cell>
        </table:table-row>
        <table:table-row table:style-name="ro1">
          <table:table-cell office:value-type="string">
            <text:p>UPSTREAM_ALIAS_CACHE_SIZE</text:p>
          </table:table-cell>
          <table:table-cell office:value-type="float" office:value="2">
            <text:p>2</text:p>
          </table:table-cell>
          <table:table-cell table:formula="of:=[Alias.B$2]+([Alias.B$3]*[.$B4])" office:value-type="float" office:value="0">
            <text:p>0</text:p>
          </table:table-cell>
          <table:table-cell table:formula="of:=[Alias.C$2]+([Alias.C$3]*[.$B4])" office:value-type="float" office:value="64">
            <text:p>64</text:p>
          </table:table-cell>
          <table:table-cell table:formula="of:=[Alias.D$2]+([Alias.D$3]*[.$B4])" office:value-type="float" office:value="0">
            <text:p>0</text:p>
          </table:table-cell>
        </table:table-row>
        <table:table-row table:style-name="ro1">
          <table:table-cell office:value-type="string">
            <text:p>DATAGRAM_POOL_SIZE</text:p>
          </table:table-cell>
          <table:table-cell office:value-type="float" office:value="10">
            <text:p>10</text:p>
          </table:table-cell>
          <table:table-cell table:formula="of:=[Queue.B3]+([Datagram.B2]*[.$B5])" office:value-type="float" office:value="0">
            <text:p>0</text:p>
          </table:table-cell>
          <table:table-cell table:formula="of:=[Queue.C3]+([Datagram.C2]*[.$B5])" office:value-type="float" office:value="1012">
            <text:p>1012</text:p>
          </table:table-cell>
          <table:table-cell table:formula="of:=[Queue.D3]+([Datagram.D2]*[.$B5])" office:value-type="float" office:value="0">
            <text:p>0</text:p>
          </table:table-cell>
        </table:table-row>
      </table:table>
      <table:table table:name="typ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machine siz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zeof(size_t)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zeof(void*)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zeof(node_id_t)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izeof(node_alias_t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zeof(long long)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izeof(int)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zeof(node_handle_t)</text:p>
          </table:table-cell>
          <table:table-cell table:formula="of:=CEILING([.B4]+[.B5]; [.B1])" office:value-type="float" office:value="12">
            <text:p>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ATAGRAM_MAX_SIZE</text:p>
          </table:table-cell>
          <table:table-cell office:value-type="float" office:value="72">
            <text:p>72</text:p>
          </table:table-cell>
        </table:table-row>
      </table:table>
      <table:table table:name="Alias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.bss/.data</text:p>
          </table:table-cell>
          <table:table-cell office:value-type="string">
            <text:p>heap</text:p>
          </table:table-cell>
          <table:table-cell office:value-type="string">
            <text:p>stack</text:p>
          </table:table-cell>
        </table:table-row>
        <table:table-row table:style-name="ro1">
          <table:table-cell office:value-type="string">
            <text:p>sizeof(AliasCache)</text:p>
          </table:table-cell>
          <table:table-cell/>
          <table:table-cell table:formula="of:=CEILING([types.B2] + [types.B4] + ([types.B3]*3); [types.B1])"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sizeof(each)</text:p>
          </table:table-cell>
          <table:table-cell/>
          <table:table-cell table:formula="of:=CEILING([types.B4]+[types.B5]+[types.B6]; [types.B1])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izeof(AliasMetadata)</text:p>
          </table:table-cell>
          <table:table-cell/>
          <table:table-cell table:formula="of:=CEILING([types.B3]+[types.B7]+[types.B5]; [types.B1])" office:value-type="float" office:value="12">
            <text:p>12</text:p>
          </table:table-cell>
          <table:table-cell/>
        </table:table-row>
      </table:table>
      <table:table table:name="Queue" table:style-name="ta1"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.bss/.data</text:p>
          </table:table-cell>
          <table:table-cell office:value-type="string">
            <text:p>heap</text:p>
          </table:table-cell>
          <table:table-cell office:value-type="string">
            <text:p>stack</text:p>
          </table:table-cell>
        </table:table-row>
        <table:table-row table:style-name="ro1">
          <table:table-cell office:value-type="string">
            <text:p>sizeof(Buffer)</text:p>
          </table:table-cell>
          <table:table-cell/>
          <table:table-cell table:formula="of:=CEILING([types.B3]+([types.B2]*2); [types.B1])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izeof(Queue)</text:p>
          </table:table-cell>
          <table:table-cell/>
          <table:table-cell table:formula="of:=CEILING(([types.B3]*2)+[types.B2]; [types.B1])" office:value-type="float" office:value="12">
            <text:p>12</text:p>
          </table:table-cell>
          <table:table-cell/>
        </table:table-row>
      </table:table>
      <table:table table:name="Datagram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.bss/.data</text:p>
          </table:table-cell>
          <table:table-cell office:value-type="string">
            <text:p>heap</text:p>
          </table:table-cell>
          <table:table-cell office:value-type="string">
            <text:p>stack</text:p>
          </table:table-cell>
        </table:table-row>
        <table:table-row table:style-name="ro1">
          <table:table-cell office:value-type="string">
            <text:p>sizeof(Datagram)</text:p>
          </table:table-cell>
          <table:table-cell/>
          <table:table-cell table:formula="of:=[Queue.C2]+CEILING([types.B8]+[types.B2]+[types.B10]; [types.B1])" office:value-type="float" office:value="100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Baker</meta:initial-creator>
    <meta:creation-date>2013-02-19T15:38:45</meta:creation-date>
    <meta:generator>LibreOffice/3.5$Linux_x86 LibreOffice_project/350m1$Build-202</meta:generator>
    <dc:date>2013-03-07T18:45:21</dc:date>
    <dc:creator>Stuart Baker</dc:creator>
    <meta:editing-duration>P0D</meta:editing-duration>
    <meta:editing-cycles>2</meta:editing-cycles>
    <meta:document-statistic meta:table-count="5" meta:cell-count="74" meta:object-count="0"/>
  </office:meta>
</office:document-meta>
</file>